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103bd" officeooo:paragraph-rsid="003ae4f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Text_20_body">
      <style:text-properties officeooo:rsid="004387f7" officeooo:paragraph-rsid="004387f7"/>
    </style:style>
    <style:style style:name="P16" style:family="paragraph" style:parent-style-name="Text_20_body">
      <style:text-properties officeooo:rsid="0043cbbf" officeooo:paragraph-rsid="004760f8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8" style:family="paragraph" style:parent-style-name="Text_20_body">
      <style:text-properties officeooo:rsid="0047a29b" officeooo:paragraph-rsid="004f367b"/>
    </style:style>
    <style:style style:name="P19" style:family="paragraph" style:parent-style-name="Text_20_body">
      <style:text-properties officeooo:rsid="0050a957" officeooo:paragraph-rsid="0050a957"/>
    </style:style>
    <style:style style:name="P20" style:family="paragraph" style:parent-style-name="Heading_20_2">
      <style:text-properties officeooo:rsid="0047a29b" officeooo:paragraph-rsid="0047a29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T15" style:family="text">
      <style:text-properties officeooo:rsid="00497175"/>
    </style:style>
    <style:style style:name="T16" style:family="text">
      <style:text-properties officeooo:rsid="004c1688"/>
    </style:style>
    <style:style style:name="T17" style:family="text">
      <style:text-properties officeooo:rsid="00528ede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6">Indirizzo server: <text:span text:style-name="T3">localhost</text:span></text:p>
      <text:p text:style-name="P2">Porta di comunicazione: <text:span text:style-name="T2">52000</text:span></text:p>
      <text:p text:style-name="P5"/>
      <text:p text:style-name="P5">La comunicazione tra server e client avviene sulla base di un cookie e su richieste/risposte codificate in json.</text:p>
      <text:p text:style-name="P7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9">CLIENT: <text:span text:style-name="T4">LOGIN</text:span></text:p>
      <text:p text:style-name="P12">SERVER: OK + COOKIE | NO</text:p>
      <text:p text:style-name="P12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/>
      <text:p text:style-name="P10"/>
      <text:p text:style-name="P11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7"/>
      <text:h text:style-name="Heading_20_1" text:outline-level="1">COMANDI</text:h>
      <text:h text:style-name="Heading_20_2" text:outline-level="2">LOGIN</text:h>
      <text:p text:style-name="P8">CLIENT:{'sComando':”LOGIN”,sUser:”<text:a xlink:type="simple" xlink:href="mailto:luca.bertoni24@gmail.com" text:style-name="Internet_20_link" text:visited-style-name="Visited_20_Internet_20_Link">luca.bertoni24@gmail.com</text:a>”,sPasswd:”<text:span text:style-name="T10">b9be11166d72e9e3ae7fd407165e4bd2</text:span>”}</text:p>
      <text:p text:style-name="P3">SERVER: {'sRisultato':”OK”, <text:span text:style-name="T11">sCookie:””} </text:span>| {'sRisultato':”NO”}</text:p>
      <text:p text:style-name="P3"><text:tab/></text:p>
      <text:h text:style-name="Heading_20_2" text:outline-level="2">LOGOUT</text:h>
      <text:p text:style-name="P15">CLIENT: {'sComando':”LOGOUT”, sCookie: “”}</text:p>
      <text:p text:style-name="P16">SERVER: {'sRisultato'<text:span text:style-name="T14">: “OK”</text:span>} <text:span text:style-name="T14">| </text:span>{'sRisultato'<text:span text:style-name="T14">: “NO”</text:span>}</text:p>
      <text:h text:style-name="P20" text:outline-level="2">ADDUSER</text:h>
      <text:p text:style-name="P18">CLIENT: {<text:span text:style-name="T15">'</text:span>sComando<text:span text:style-name="T15">'</text:span>: “addUser”, <text:span text:style-name="T16">'aUtente':{'sNome':'Luca',sCognome:'Bertoni','sEmail':</text:span><text:a xlink:type="simple" xlink:href="mailto:'luca.bertoni24@gmail.com" text:style-name="Internet_20_link" text:visited-style-name="Visited_20_Internet_20_Link"><text:span text:style-name="T16">'luca.bertoni24@gmail.com</text:span></text:a><text:span text:style-name="T16">','sUsername':'lucabertoni','</text:span><text:soft-page-break/><text:span text:style-name="T16">sPassword':'</text:span><text:span text:style-name="T8">b9be11166d72e9e3ae7fd407165e4bd2</text:span><text:span text:style-name="T16">','nLivello':1}</text:span>}</text:p>
      <text:p text:style-name="P19">SERVER: {'sRisultato':'OK'} | {'sRisultato':'NO'}</text:p>
      <text:h text:style-name="Heading_20_2" text:outline-level="2">GETALLNOTES</text:h>
      <text:p text:style-name="P4">CLIENT: {'sComando':”getAllNotes”, <text:span text:style-name="T12">sCookie: “”</text:span>}</text:p>
      <text:p text:style-name="P4"><text:span text:style-name="T13">SERVER</text:span>: {'sRisultato':”OK”,{1:”Nota numero 1”,...}} | {'sRisultato':”NO”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0-27T10:59:18.341114617</dc:date>
    <meta:editing-duration>PT1H21M57S</meta:editing-duration>
    <meta:editing-cycles>62</meta:editing-cycles>
    <meta:document-statistic meta:table-count="0" meta:image-count="0" meta:object-count="0" meta:page-count="2" meta:paragraph-count="26" meta:word-count="125" meta:character-count="1224" meta:non-whitespace-character-count="1120"/>
  </office:meta>
</office:document-meta>
</file>